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51d3" officeooo:paragraph-rsid="000351d3"/>
    </style:style>
    <style:style style:name="P2" style:family="paragraph" style:parent-style-name="Standard">
      <style:text-properties officeooo:rsid="000351d3" officeooo:paragraph-rsid="00040e87"/>
    </style:style>
    <style:style style:name="P3" style:family="paragraph" style:parent-style-name="Standard">
      <style:text-properties officeooo:rsid="000351d3" officeooo:paragraph-rsid="00067460"/>
    </style:style>
    <style:style style:name="P4" style:family="paragraph" style:parent-style-name="Standard">
      <style:text-properties officeooo:rsid="0003d43b" officeooo:paragraph-rsid="00067460"/>
    </style:style>
    <style:style style:name="P5" style:family="paragraph" style:parent-style-name="Standard">
      <style:text-properties officeooo:rsid="0003ecd3" officeooo:paragraph-rsid="00067460"/>
    </style:style>
    <style:style style:name="P6" style:family="paragraph" style:parent-style-name="Standard">
      <style:text-properties fo:font-weight="normal" officeooo:rsid="000cfc05" officeooo:paragraph-rsid="000cfc05" style:font-weight-asian="normal" style:font-weight-complex="normal"/>
    </style:style>
    <style:style style:name="P7" style:family="paragraph" style:parent-style-name="Standard">
      <style:text-properties fo:font-weight="normal" officeooo:rsid="000cfc05" officeooo:paragraph-rsid="0009b570" style:font-weight-asian="normal" style:font-weight-complex="normal"/>
    </style:style>
    <style:style style:name="P8" style:family="paragraph" style:parent-style-name="Standard">
      <style:text-properties fo:font-weight="normal" officeooo:rsid="000d7480" officeooo:paragraph-rsid="000d7480" style:font-weight-asian="normal" style:font-weight-complex="normal"/>
    </style:style>
    <style:style style:name="P9" style:family="paragraph" style:parent-style-name="Standard">
      <style:text-properties fo:font-weight="bold" officeooo:rsid="0003ecd3" officeooo:paragraph-rsid="00067460" style:font-weight-asian="bold" style:font-weight-complex="bold"/>
    </style:style>
    <style:style style:name="P10" style:family="paragraph" style:parent-style-name="Standard">
      <style:text-properties fo:font-weight="bold" officeooo:rsid="0009b570" officeooo:paragraph-rsid="0009b570" style:font-weight-asian="bold" style:font-weight-complex="bold"/>
    </style:style>
    <style:style style:name="P11" style:family="paragraph" style:parent-style-name="Standard">
      <style:text-properties fo:font-weight="bold" officeooo:rsid="000cfc05" officeooo:paragraph-rsid="000cfc05" style:font-weight-asian="bold" style:font-weight-complex="bold"/>
    </style:style>
    <style:style style:name="P12" style:family="paragraph" style:parent-style-name="Standard">
      <style:text-properties fo:font-weight="bold" officeooo:rsid="000d7480" officeooo:paragraph-rsid="000d7480" style:font-weight-asian="bold" style:font-weight-complex="bold"/>
    </style:style>
    <style:style style:name="P13" style:family="paragraph" style:parent-style-name="Standard">
      <style:text-properties fo:font-weight="bold" officeooo:rsid="000e83a9" officeooo:paragraph-rsid="000e83a9" style:font-weight-asian="bold" style:font-weight-complex="bold"/>
    </style:style>
    <style:style style:name="P14" style:family="paragraph" style:parent-style-name="Standard">
      <style:text-properties officeooo:rsid="00040e87" officeooo:paragraph-rsid="00040e87"/>
    </style:style>
    <style:style style:name="P15" style:family="paragraph" style:parent-style-name="Standard">
      <style:text-properties officeooo:rsid="00048f11" officeooo:paragraph-rsid="00048f11"/>
    </style:style>
    <style:style style:name="P16" style:family="paragraph" style:parent-style-name="Standard">
      <style:text-properties officeooo:paragraph-rsid="00067460"/>
    </style:style>
    <style:style style:name="P17" style:family="paragraph" style:parent-style-name="Standard">
      <style:text-properties officeooo:rsid="00067460" officeooo:paragraph-rsid="00067460"/>
    </style:style>
    <style:style style:name="P18" style:family="paragraph" style:parent-style-name="Standard">
      <style:text-properties officeooo:rsid="0009b570" officeooo:paragraph-rsid="0009b570"/>
    </style:style>
    <style:style style:name="P19" style:family="paragraph" style:parent-style-name="Standard">
      <style:text-properties officeooo:rsid="000cfc05" officeooo:paragraph-rsid="000cfc05"/>
    </style:style>
    <style:style style:name="P20" style:family="paragraph" style:parent-style-name="Standard">
      <style:text-properties officeooo:rsid="000e83a9" officeooo:paragraph-rsid="000e83a9"/>
    </style:style>
    <style:style style:name="P21" style:family="paragraph" style:parent-style-name="Standard">
      <style:text-properties officeooo:rsid="000e83a9" officeooo:paragraph-rsid="0014bc8f"/>
    </style:style>
    <style:style style:name="P22" style:family="paragraph" style:parent-style-name="Standard">
      <style:text-properties officeooo:rsid="0011a2bf" officeooo:paragraph-rsid="0011a2bf"/>
    </style:style>
    <style:style style:name="P23" style:family="paragraph" style:parent-style-name="Standard">
      <style:text-properties fo:font-style="italic" fo:font-weight="bold" officeooo:rsid="0011a2bf" officeooo:paragraph-rsid="0011a2bf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font-style="italic" fo:font-weight="bold" officeooo:rsid="0012d967" officeooo:paragraph-rsid="0012d967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style:text-underline-style="solid" style:text-underline-width="auto" style:text-underline-color="font-color" officeooo:rsid="0016a125" officeooo:paragraph-rsid="0016a125" style:font-style-asian="italic" style:font-style-complex="italic"/>
    </style:style>
    <style:style style:name="P26" style:family="paragraph" style:parent-style-name="Standard">
      <style:text-properties officeooo:rsid="0012d967" officeooo:paragraph-rsid="0012d967"/>
    </style:style>
    <style:style style:name="P27" style:family="paragraph" style:parent-style-name="Standard">
      <style:text-properties officeooo:rsid="0014d3f2" officeooo:paragraph-rsid="0014d3f2"/>
    </style:style>
    <style:style style:name="P28" style:family="paragraph" style:parent-style-name="Standard">
      <style:text-properties officeooo:rsid="00155e5d" officeooo:paragraph-rsid="00155e5d"/>
    </style:style>
    <style:style style:name="P29" style:family="paragraph" style:parent-style-name="Standard">
      <style:text-properties officeooo:rsid="0016a125" officeooo:paragraph-rsid="0016a125"/>
    </style:style>
    <style:style style:name="P30" style:family="paragraph" style:parent-style-name="Standard">
      <style:text-properties officeooo:rsid="001825ac" officeooo:paragraph-rsid="001825ac"/>
    </style:style>
    <style:style style:name="P31" style:family="paragraph" style:parent-style-name="Standard">
      <style:text-properties officeooo:rsid="001ca109" officeooo:paragraph-rsid="001ca109"/>
    </style:style>
    <style:style style:name="T1" style:family="text">
      <style:text-properties officeooo:rsid="000351d3"/>
    </style:style>
    <style:style style:name="T2" style:family="text">
      <style:text-properties officeooo:rsid="00067460"/>
    </style:style>
    <style:style style:name="T3" style:family="text">
      <style:text-properties officeooo:rsid="0008820e"/>
    </style:style>
    <style:style style:name="T4" style:family="text">
      <style:text-properties officeooo:rsid="000a5f3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55e5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1a2bf"/>
    </style:style>
    <style:style style:name="T9" style:family="text">
      <style:text-properties officeooo:rsid="00123e08"/>
    </style:style>
    <style:style style:name="T10" style:family="text">
      <style:text-properties officeooo:rsid="001393e8"/>
    </style:style>
    <style:style style:name="T11" style:family="text">
      <style:text-properties officeooo:rsid="0019ad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opy teleop folder from config in neo_mpo_700 package to config in neo simulation - <text:span text:style-name="T6">no need! Remove</text:span></text:p>
      <text:p text:style-name="P27"/>
      <text:p text:style-name="P27">rosparam list</text:p>
      <text:p text:style-name="P28"/>
      <text:p text:style-name="P28">AR tag parameters are set in </text:p>
      <text:p text:style-name="P28">/home/robco/catkin_ws/src/neo_docking/configs/auto_docking/stations.yaml</text:p>
      <text:p text:style-name="P25">Currently only Station 1 with tag 1 is set!!!!!!!!!!!!</text:p>
      <text:p text:style-name="P29">Add model 2 <text:s/>(with the same height as 1)</text:p>
      <text:p text:style-name="P29"/>
      <text:p text:style-name="P29">3 marker(s) loaded:[2, 8, 10]</text:p>
      <text:p text:style-name="P29"/>
      <text:p text:style-name="P29">ar_track_alvar:</text:p>
      <text:p text:style-name="P29"><text:s text:c="2"/>markers: [2, 8, 11]</text:p>
      <text:p text:style-name="P29"/>
      <text:p text:style-name="P30">ARTAGS GAZEBO GENERATOR (<text:span text:style-name="T11">Pythom script, not a </text:span>ROS package)</text:p>
      <text:p text:style-name="P30"/>
      <text:p text:style-name="P30"><text:a xlink:type="simple" xlink:href="https://github.com/mikaelarguedas/gazebo_models.git" text:style-name="Internet_20_link" text:visited-style-name="Visited_20_Internet_20_Link">https://github.com/mikaelarguedas/gazebo_models.git</text:a></text:p>
      <text:p text:style-name="P30"/>
      <text:p text:style-name="P30"><text:a xlink:type="simple" xlink:href="https://answers.ros.org/question/278307/ar_track_alvar-fails-to-find-individualmarkers-with-kinect/" text:style-name="Internet_20_link" text:visited-style-name="Visited_20_Internet_20_Link">https://answers.ros.org/question/278307/ar_track_alvar-fails-to-find-individualmarkers-with-kinect/</text:a> </text:p>
      <text:p text:style-name="P19">It appeared that the tag could only be detected on its back side, hence I simply flipped it using SDF Gazebo code. </text:p>
      <text:p text:style-name="P19"/>
      <text:p text:style-name="P19"/>
      <text:p text:style-name="P19">JOYSTICK:</text:p>
      <text:p text:style-name="P19"/>
      <text:p text:style-name="P23">NOTE: DEADMAN button is set to 5 - RB!!!</text:p>
      <text:p text:style-name="P19"/>
      <text:p text:style-name="P11">sudo apt-get install ros-melodic-joy</text:p>
      <text:p text:style-name="P19"/>
      <text:p text:style-name="P11">ls /dev/input/</text:p>
      <text:p text:style-name="P19">should be visible as js0</text:p>
      <text:p text:style-name="P19"/>
      <text:p text:style-name="P19">to test: </text:p>
      <text:p text:style-name="P11">sudo jstest /dev/input/js0</text:p>
      <text:p text:style-name="P19">or better install GUI</text:p>
      <text:p text:style-name="P10">sudo apt-get install jstest-gtk</text:p>
      <text:p text:style-name="P11"><text:span text:style-name="T7">then run</text:span> jstest-gtk</text:p>
      <text:p text:style-name="P6">Now let's make the joystick accessible for the ROS joy node. Start by listing the permissions of the joystick:</text:p>
      <text:p text:style-name="P11">ls -l /dev/input/js0</text:p>
      <text:p text:style-name="P6">change permisions:</text:p>
      <text:p text:style-name="P6">sudo chmod a+rw /dev/input/js0</text:p>
      <text:p text:style-name="P6"/>
      <text:p text:style-name="P23">NOTE: DEADMAN button is set to 5 - RB!!!</text:p>
      <text:p text:style-name="P8">start joystick publishing in ROS manually:</text:p>
      <text:p text:style-name="P8"/>
      <text:p text:style-name="P8">r<text:span text:style-name="T5">oscore</text:span></text:p>
      <text:p text:style-name="P12">rosparam set joy_node/dev "/dev/input/js0"</text:p>
      <text:p text:style-name="P12"><text:soft-page-break/>rosrun joy joy_node</text:p>
      <text:p text:style-name="P12">rostopic echo joy</text:p>
      <text:p text:style-name="P7"/>
      <text:p text:style-name="P23">NOTE: DEADMAN button is set to 5 - RB!!!</text:p>
      <text:p text:style-name="P20"/>
      <text:p text:style-name="P13">Strat joystic from launch file:</text:p>
      <text:p text:style-name="P20"/>
      <text:p text:style-name="P24">NOTE! <text:span text:style-name="T10">Repeat</text:span> this steps for each robot <text:span text:style-name="T10">in the top level launch file for that robot, when joystick control is required!!</text:span>!</text:p>
      <text:p text:style-name="P20"/>
      <text:p text:style-name="P20"/>
      <text:p text:style-name="P20"/>
      <text:p text:style-name="P21"><text:span text:style-name="T8">in </text:span>/home/robco/catkin_ws/src/neo_simulation/launch/mmo_700/mmo_700_simulation_basic.launch</text:p>
      <text:p text:style-name="P22">set to false and add joystick argument set to true:</text:p>
      <text:p text:style-name="P22"/>
      <text:p text:style-name="P22"><text:s text:c="2"/>&lt;!--To move robot using teleop_keyboard--&gt;</text:p>
      <text:p text:style-name="P22"><text:s text:c="2"/>&lt;!-- &lt;arg name="software_joystick" value="true"/&gt; --&gt;</text:p>
      <text:p text:style-name="P22"><text:s text:c="2"/>&lt;arg name="software_joystick" value="false"/&gt;</text:p>
      <text:p text:style-name="P22"><text:s text:c="4"/>&lt;!--To move robot using teleop_keyboard--&gt;</text:p>
      <text:p text:style-name="P22"><text:s text:c="2"/>&lt;arg name="joystick" value="true"/&gt;</text:p>
      <text:p text:style-name="P22"/>
      <text:p text:style-name="P22">At the bottom <text:span text:style-name="T9">of the file </text:span>add:</text:p>
      <text:p text:style-name="P22"><text:s/>&lt;!--if arg joystick is set to true-→</text:p>
      <text:p text:style-name="P22"/>
      <text:p text:style-name="P22"><text:s text:c="2"/>&lt;group if="$(arg joystick)"&gt;</text:p>
      <text:p text:style-name="P22"><text:s text:c="4"/>&lt;include file="$(find neo_mpo_700)/configs/teleop/teleop.launch"/&gt; <text:s/>&lt;/node&gt;</text:p>
      <text:p text:style-name="P22"><text:s text:c="2"/>&lt;/group&gt;</text:p>
      <text:p text:style-name="P22"/>
      <text:p text:style-name="P26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Logitech Wireless Gamepad F710 (DirectInput Mode)</text:p>
      <text:p text:style-name="P20"/>
      <text:p text:style-name="P20">Index</text:p>
      <text:p text:style-name="P20"/>
      <text:p text:style-name="P20">Button name on the actual controller</text:p>
      <text:p text:style-name="P20"/>
      <text:p text:style-name="P20">0<text:tab/>X</text:p>
      <text:p text:style-name="P20">1<text:tab/>A</text:p>
      <text:p text:style-name="P20">2<text:tab/>B</text:p>
      <text:p text:style-name="P20">3<text:tab/>Y</text:p>
      <text:p text:style-name="P20">4<text:tab/>LB</text:p>
      <text:p text:style-name="P20">5<text:tab/>RB</text:p>
      <text:p text:style-name="P20"><text:soft-page-break/>6<text:tab/>LT</text:p>
      <text:p text:style-name="P20">7<text:tab/>RT</text:p>
      <text:p text:style-name="P20">8<text:tab/>back</text:p>
      <text:p text:style-name="P20">9<text:tab/>start</text:p>
      <text:p text:style-name="P20">10<text:tab/>Button stick left</text:p>
      <text:p text:style-name="P20">11<text:tab/>Button stick right</text:p>
      <text:p text:style-name="P20"/>
      <text:p text:style-name="P20">Table of index number of /joy.axes:</text:p>
      <text:p text:style-name="P20"/>
      <text:p text:style-name="P20">Index<text:tab/><text:tab/>Axis name on the actual controller</text:p>
      <text:p text:style-name="P20"/>
      <text:p text:style-name="P20">0<text:tab/><text:tab/>Left/Right Axis stick left</text:p>
      <text:p text:style-name="P20">1<text:tab/><text:tab/>Up/Down Axis stick left</text:p>
      <text:p text:style-name="P20">2<text:tab/><text:tab/>Left/Right Axis stick right</text:p>
      <text:p text:style-name="P20">3<text:tab/><text:tab/>Up/Down Axis stick right</text:p>
      <text:p text:style-name="P20">4<text:tab/><text:tab/>cross key left/right</text:p>
      <text:p text:style-name="P20">5<text:tab/><text:tab/>cross key up/down</text:p>
      <text:p text:style-name="P20"/>
      <text:p text:style-name="P20"/>
      <text:p text:style-name="P20"/>
      <text:p text:style-name="P20"/>
      <text:p text:style-name="P20">EDITING BASH.RC:</text:p>
      <text:p text:style-name="P18"/>
      <text:p text:style-name="P18">After changes <text:span text:style-name="T4">in</text:span> .bashrc, <text:span text:style-name="T4">to</text:span> reload it without logging out and back in:</text:p>
      <text:p text:style-name="P18"/>
      <text:p text:style-name="P18">You can enter the long form command:</text:p>
      <text:p text:style-name="P18"><text:span text:style-name="T5">source ~/.bashrc</text:span></text:p>
      <text:p text:style-name="P18">or you can use the shorter version of the command:</text:p>
      <text:p text:style-name="P18"><text:span text:style-name="T5">. ~/.bashrc</text:span></text:p>
      <text:p text:style-name="P18"/>
      <text:p text:style-name="P18"/>
      <text:p text:style-name="Standard">How to set ROBOT environment #1</text:p>
      <text:p text:style-name="Standard">When i try to run its launch file, it need to set MAP_NAME and ROBOT environments ! Could you tell me how to set it ?</text:p>
      <text:p text:style-name="Standard"/>
      <text:p text:style-name="Standard">Hello hoppss,</text:p>
      <text:p text:style-name="Standard"/>
      <text:p text:style-name="Standard">thanks for your question. We added the following to our README.</text:p>
      <text:p text:style-name="Standard"/>
      <text:p text:style-name="Standard">Parameters to be set before the bringing up the robot in gazebo</text:p>
      <text:p text:style-name="Standard"/>
      <text:p text:style-name="Standard">In the .bashrc file</text:p>
      <text:p text:style-name="Standard"/>
      <text:p text:style-name="Standard">1.1 ROBOT and MAP_NAME</text:p>
      <text:p text:style-name="Standard"/>
      <text:p text:style-name="Standard"><text:s text:c="4"/>open bashrc file by commanding in the terminal sudo gedit ~/.bashrc and add the following lines:</text:p>
      <text:p text:style-name="Standard"/>
      <text:p text:style-name="Standard"><text:s text:c="4"/>export ROBOT = mpo_500</text:p>
      <text:p text:style-name="Standard"/>
      <text:p text:style-name="Standard"><text:soft-page-break/><text:s text:c="4"/>export MAP_NAME = <text:span text:style-name="T3">map_name</text:span></text:p>
      <text:p text:style-name="Standard">Best regards,</text:p>
      <text:p text:style-name="Standard"/>
      <text:p text:style-name="Standard">Jan-Niklas Nieland Neobotix GmbH</text:p>
      <text:p text:style-name="P17"/>
      <text:p text:style-name="P17"/>
      <text:p text:style-name="P17">SLAM</text:p>
      <text:p text:style-name="P16"><text:a xlink:type="simple" xlink:href="https://githubmemory.com/repo/neobotix/neo_simulation/issues/1" text:style-name="Internet_20_link" text:visited-style-name="Visited_20_Internet_20_Link">https://githubmemory.com/repo/neobotix/neo_simulation/issues/1</text:a> </text:p>
      <text:p text:style-name="P4">To load the map in the map server (instead of the global MAP in bssh.rc as they do it)</text:p>
      <text:p text:style-name="P4">change</text:p>
      <text:p text:style-name="P5">in </text:p>
      <text:p text:style-name="P9">config/amcl/robot_name_amcl.launch </text:p>
      <text:p text:style-name="P5">comment out and change to:</text:p>
      <text:p text:style-name="P5"/>
      <text:p text:style-name="P5"><text:s text:c="2"/>&lt;!-- &lt;arg name="env_map" default="$(find neo_simulation)/maps/$(env MAP_NAME).yaml" /&gt; --&gt;</text:p>
      <text:p text:style-name="P5"><text:s text:c="2"/>&lt;!-- MAP SERVER --&gt;</text:p>
      <text:p text:style-name="P5"><text:s text:c="2"/>&lt;!-- &lt;node name="map_server" pkg="map_server" type="map_server" args="$(arg env_map)"&gt;</text:p>
      <text:p text:style-name="P5"><text:s text:c="2"/>&lt;/node&gt; --&gt;</text:p>
      <text:p text:style-name="P5"/>
      <text:p text:style-name="P5">&lt;!-- Start Stefan: --&gt;</text:p>
      <text:p text:style-name="P5"><text:s text:c="2"/>&lt;!-- Map server --&gt;</text:p>
      <text:p text:style-name="P5"><text:s text:c="2"/>&lt;arg name="map_file" default="$(find neo_simulation)/maps/neo_workshop.yaml"/&gt;</text:p>
      <text:p text:style-name="P5"><text:s text:c="2"/>&lt;node name="map_server" pkg="map_server" type="map_server" args="$(arg map_file)" /&gt;</text:p>
      <text:p text:style-name="P5">&lt;!-- End Stefan --&gt;</text:p>
      <text:p text:style-name="P3"/>
      <text:p text:style-name="Standard"/>
      <text:p text:style-name="P1">DOCKING</text:p>
      <text:p text:style-name="P1"><text:a xlink:type="simple" xlink:href="https://docs.neobotix.de/display/TUT/Using+neo_docking" text:style-name="Internet_20_link" text:visited-style-name="Visited_20_Internet_20_Link">https://docs.neobotix.de/display/TUT/Using+neo_docking</text:a> </text:p>
      <text:p text:style-name="P1">IN SIMULATION</text:p>
      <text:p text:style-name="P1">ADD all docking_station and all ar-tag models from /home/robco/catkin_ws/src/neo_simulation/models <text:s/>to /home/robco/.gazebo/models folder – otherwhise Gazebo is not showing the tags in the world???</text:p>
      <text:p text:style-name="P1"/>
      <text:p text:style-name="P2"/>
      <text:p text:style-name="P16"><text:a xlink:type="simple" xlink:href="https://githubmemory.com/repo/neobotix/neo_simulation/issues/1" text:style-name="Internet_20_link" text:visited-style-name="Visited_20_Internet_20_Link">https://githubmemory.com/repo/neobotix/neo_simulation/issues/1</text:a> </text:p>
      <text:p text:style-name="P4">To load the map in the map server (instead of the global MAP in bssh.rc as they do it)</text:p>
      <text:p text:style-name="P4">change</text:p>
      <text:p text:style-name="P5">in </text:p>
      <text:p text:style-name="P9">config/<text:span text:style-name="T2">neo_lokalization</text:span>/<text:span text:style-name="T2">neo_lokalization</text:span>.launch</text:p>
      <text:p text:style-name="P15">change to: </text:p>
      <text:p text:style-name="P15"/>
      <text:p text:style-name="P15"><text:s text:c="2"/>&lt;!-- &lt;arg name="env_map" default="$(find neo_simulation)/maps/$(env MAP_NAME).yaml" /&gt; --&gt;</text:p>
      <text:p text:style-name="P15"/>
      <text:p text:style-name="P15"><text:s text:c="2"/>&lt;!-- MAP SERVER --&gt;</text:p>
      <text:p text:style-name="P15"><text:s text:c="2"/>&lt;!-- &lt;node name="map_server" pkg="map_server" type="map_server" args="$(arg env_map)"&gt;</text:p>
      <text:p text:style-name="P15"><text:s text:c="2"/>&lt;/node&gt; --&gt;</text:p>
      <text:p text:style-name="P15"><text:s text:c="2"/></text:p>
      <text:p text:style-name="P15">&lt;!-- Start Stefan: --&gt;</text:p>
      <text:p text:style-name="P15"><text:s text:c="2"/>&lt;!-- Map server --&gt;</text:p>
      <text:p text:style-name="P15"><text:soft-page-break/><text:s text:c="2"/>&lt;arg name="map_file" default="$(find neo_simulation)/maps/neo_docking.yaml"/&gt;</text:p>
      <text:p text:style-name="P15"><text:s text:c="2"/>&lt;node name="map_server" pkg="map_server" type="map_server" args="$(arg map_file)" /&gt;</text:p>
      <text:p text:style-name="P15">&lt;!-- End Stefan --&gt;</text:p>
      <text:p text:style-name="P1"/>
      <text:p text:style-name="P1"/>
      <text:p text:style-name="P31">in neo_docking file auto_docking_sim.yaml</text:p>
      <text:p text:style-name="P31">change</text:p>
      <text:p text:style-name="P31">differential_drive: True</text:p>
      <text:p text:style-name="P31">to</text:p>
      <text:p text:style-name="P31">differential_drive: False</text:p>
      <text:p text:style-name="P31"/>
      <text:p text:style-name="P31"/>
      <text:p text:style-name="P1">start </text:p>
      <text:p text:style-name="P1">roslaunch neo_simulation mpo_700_docking.launch</text:p>
      <text:p text:style-name="P14">than start <text:span text:style-name="T1">for docking in simulation</text:span>:</text:p>
      <text:p text:style-name="P1">roslaunch neo_docking dock_with_individual_marker_sim.launch</text:p>
      <text:p text:style-name="P1"/>
      <text:p text:style-name="P1"/>
      <text:p text:style-name="P1">ERROR: service [/auto_docking] responded with an error: error processing request: '/auto_docking/model_2/offset/x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22:02:03.991504485</meta:creation-date>
    <meta:generator>LibreOffice/6.0.7.3$Linux_X86_64 LibreOffice_project/00m0$Build-3</meta:generator>
    <dc:date>2021-03-04T20:44:13.836169336</dc:date>
    <meta:editing-duration>PT12H59M</meta:editing-duration>
    <meta:editing-cycles>18</meta:editing-cycles>
    <meta:document-statistic meta:table-count="0" meta:image-count="0" meta:object-count="0" meta:page-count="5" meta:paragraph-count="135" meta:word-count="701" meta:character-count="5106" meta:non-whitespace-character-count="4469"/>
  </office:meta>
</office:document-meta>
</file>